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dac" officeooo:paragraph-rsid="00106dac"/>
    </style:style>
    <style:style style:name="P2" style:family="paragraph" style:parent-style-name="Standard">
      <style:text-properties officeooo:rsid="00106dac" officeooo:paragraph-rsid="0012b73f"/>
    </style:style>
    <style:style style:name="P3" style:family="paragraph" style:parent-style-name="Standard">
      <style:text-properties officeooo:rsid="00106dac" officeooo:paragraph-rsid="0014770c"/>
    </style:style>
    <style:style style:name="P4" style:family="paragraph" style:parent-style-name="Standard">
      <style:text-properties officeooo:rsid="0016089c" officeooo:paragraph-rsid="0016089c"/>
    </style:style>
    <style:style style:name="T1" style:family="text">
      <style:text-properties officeooo:rsid="0012b73f"/>
    </style:style>
    <style:style style:name="T2" style:family="text">
      <style:text-properties officeooo:rsid="00176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_680262437"/>{{MANDANT_NAME}}. test</text:p>
      <text:p text:style-name="P1">{{MANDANT_NAME}}, test</text:p>
      <text:p text:style-name="P1">{{MANDANT_NAME}}; test</text:p>
      <text:p text:style-name="P1">{{MANDANT_NAME}}: test</text:p>
      <text:p text:style-name="P1">{{MANDANT_NAME}}! test</text:p>
      <text:p text:style-name="P1">{{MANDANT_NAME}}? test</text:p>
      <text:p text:style-name="P1">{{MANDANT_NAME}}' test</text:p>
      <text:p text:style-name="P1">{{MANDANT_NAME}}" test</text:p>
      <text:p text:style-name="P1">{{MANDANT_NAME}}test</text:p>
      <text:p text:style-name="P2"><text:bookmark-end text:name="__DdeLink__5_680262437"/><text:bookmark-start text:name="__DdeLink__25_2032226316"/>{{MANDANT_<text:span text:style-name="T1">VOR</text:span>NAME}}{{MANDANT_NAME}}<text:bookmark-end text:name="__DdeLink__25_2032226316"/></text:p>
      <text:p text:style-name="P3">{{MANDANT_<text:span text:style-name="T1">VOR</text:span>NAME}} {{MANDANT_NAME}}<text:span text:style-name="T2">2</text:span></text:p>
      <text:p text:style-name="P4">{{MANDANT_ANREDE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9S</meta:editing-duration>
    <meta:editing-cycles>9</meta:editing-cycles>
    <meta:generator>LibreOffice/4.2.8.2$Linux_X86_64 LibreOffice_project/420m0$Build-2</meta:generator>
    <dc:date>2015-10-10T22:03:26.286627039</dc:date>
    <meta:document-statistic meta:table-count="0" meta:image-count="0" meta:object-count="0" meta:page-count="1" meta:paragraph-count="12" meta:word-count="21" meta:character-count="286" meta:non-whitespace-character-count="277"/>
    <meta:user-defined meta:name="Info 1"/>
    <meta:user-defined meta:name="Info 2"/>
    <meta:user-defined meta:name="Info 3"/>
    <meta:user-defined meta:name="Info 4"/>
  </office:meta>
</office:document-meta>
</file>